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Нормален" style:master-page-name="MP0" style:family="paragraph">
      <style:paragraph-properties fo:break-before="page"/>
    </style:style>
    <style:style style:name="P2" style:parent-style-name="Нормален" style:list-style-name="LFO1" style:family="paragraph"/>
    <style:style style:name="P3" style:parent-style-name="Нормален" style:list-style-name="LFO1" style:family="paragraph"/>
    <style:style style:name="P4" style:parent-style-name="Нормален" style:list-style-name="LFO2" style:family="paragraph"/>
    <style:style style:name="P5" style:parent-style-name="Нормален" style:list-style-name="LFO2" style:family="paragraph"/>
    <style:style style:name="P6" style:parent-style-name="Нормален" style:list-style-name="LFO2" style:family="paragraph"/>
    <style:style style:name="P7" style:parent-style-name="Нормален" style:list-style-name="LFO3" style:family="paragraph"/>
    <style:style style:name="P8" style:parent-style-name="Нормален" style:list-style-name="LFO4" style:family="paragraph"/>
    <style:style style:name="P9" style:parent-style-name="Нормален" style:list-style-name="LFO4" style:family="paragraph"/>
    <style:style style:name="P10" style:parent-style-name="Нормален" style:list-style-name="LFO4" style:family="paragraph"/>
    <style:style style:name="P11" style:parent-style-name="Нормален" style:list-style-name="LFO5" style:family="paragraph"/>
    <style:style style:name="P12" style:parent-style-name="Нормален" style:list-style-name="LFO5" style:family="paragraph"/>
    <style:style style:name="P13" style:parent-style-name="Нормален" style:list-style-name="LFO5" style:family="paragraph"/>
    <style:style style:name="P14" style:parent-style-name="Нормален" style:list-style-name="LFO5" style:family="paragraph"/>
    <style:style style:name="P15" style:parent-style-name="Нормален" style:list-style-name="LFO5" style:family="paragraph"/>
    <style:style style:name="P16" style:parent-style-name="Нормален" style:list-style-name="LFO6" style:family="paragraph"/>
    <style:style style:name="P17" style:parent-style-name="Нормален" style:list-style-name="LFO7" style:family="paragraph"/>
    <style:style style:name="P18" style:parent-style-name="Нормален" style:list-style-name="LFO7" style:family="paragraph"/>
    <style:style style:name="P19" style:parent-style-name="Нормален" style:list-style-name="LFO8" style:family="paragraph"/>
    <style:style style:name="P20" style:parent-style-name="Нормален" style:list-style-name="LFO8" style:family="paragraph"/>
    <style:style style:name="P21" style:parent-style-name="Нормален" style:list-style-name="LFO8" style:family="paragraph"/>
    <style:style style:name="P22" style:parent-style-name="Нормален" style:list-style-name="LFO8" style:family="paragraph"/>
    <style:style style:name="P23" style:parent-style-name="Нормален" style:list-style-name="LFO9" style:family="paragraph"/>
    <style:style style:name="P24" style:parent-style-name="Нормален" style:list-style-name="LFO10" style:family="paragraph"/>
    <style:style style:name="P25" style:parent-style-name="Нормален" style:list-style-name="LFO10" style:family="paragraph"/>
    <style:style style:name="P26" style:parent-style-name="Нормален" style:list-style-name="LFO11" style:family="paragraph"/>
    <style:style style:name="P27" style:parent-style-name="Нормален" style:list-style-name="LFO11" style:family="paragraph"/>
    <style:style style:name="P28" style:parent-style-name="Нормален" style:list-style-name="LFO11" style:family="paragraph"/>
  </office:automatic-styles>
  <office:body>
    <office:text text:use-soft-page-breaks="true">
      <text:p text:style-name="P1">ДОКУМЕНТАЦИЯ (ФРОНТЕНД) – ЗАДАЧА №1 / Вариант 2<text:line-break/>Проект: Уеб страница за търсене на адреси (autocomplete + резултати)<text:line-break/>Кандидат: &lt;Дани Николаева Чамова&gt;<text:line-break/>Референция: Ref. Intern2025 (<text:line-break/>Дата: &lt;23.01.2026&gt;</text:p>
      <text:list text:style-name="LFO1" text:continue-numbering="true">
        <text:list-item>
          <text:p text:style-name="P2">Цел на решението<text:line-break/>Целта на разработката е да се създаде уеб страница за търсене на адреси, която предоставя подсказки (autocomplete) при въвеждане на адрес и визуализира списък с намерени резултати. Допълнително е реализирана възможност за отваряне на избран резултат в Google Maps. Решението е ориентирано към потребители в България чрез ограничаване на търсенето по държава.</text:p>
        </text:list-item>
        <text:list-item>
          <text:p text:style-name="P3">Използвани технологии и структура на проекта<text:line-break/>Решението е реализирано с HTML, CSS и JavaScript (без допълнителни framework-и), като кодът е разделен в три файла за по-добра четимост и поддръжка:</text:p>
        </text:list-item>
      </text:list>
      <text:list text:style-name="LFO2" text:continue-numbering="true">
        <text:list-item>
          <text:p text:style-name="P4">index.html – съдържа структурата на страницата (поле за търсене, секция за резултати) и включва останалите файлове;</text:p>
        </text:list-item>
        <text:list-item>
          <text:p text:style-name="P5">styles.css – съдържа стилове и responsive поведение за коректна визуализация на различни екрани;</text:p>
        </text:list-item>
        <text:list-item>
          <text:p text:style-name="P6">app.js – съдържа логиката за подсказки, извличане на резултати, визуализация и клавиатурна навигация.</text:p>
        </text:list-item>
      </text:list>
      <text:list text:style-name="LFO3" text:continue-numbering="true">
        <text:list-item>
          <text:p text:style-name="P7">Функционалност и логика на работа<text:line-break/>3.1 Подсказки при въвеждане (Autocomplete)<text:line-break/>При въвеждане на адрес в полето за търсене (минимум 3 символа) приложението изпраща заявка към услугата за подсказки и показва падащ списък с предложения. Използва се debounce (кратко изчакване преди заявка), за да се избегнат прекалено чести заявки при бързо писане.</text:p>
        </text:list-item>
      </text:list>
      <text:p text:style-name="Нормален">3.2 Списък с намерени резултати<text:line-break/>След избор на подсказка (с клик или Enter) приложението изпраща заявка за намиране на кандидати и визуализира списък с резултати. За всеки резултат се показват:</text:p>
      <text:list text:style-name="LFO4" text:continue-numbering="true">
        <text:list-item>
          <text:p text:style-name="P8">адрес (форматиран текст);</text:p>
        </text:list-item>
        <text:list-item>
          <text:p text:style-name="P9">score (оценка на съвпадение);</text:p>
        </text:list-item>
        <text:list-item>
          <text:p text:style-name="P10">координати (lat, lon).</text:p>
        </text:list-item>
      </text:list>
      <text:p text:style-name="Нормален">3.3 Отваряне в Google Maps<text:line-break/>За всеки резултат се генерира линк “Отвори в Maps”, който отваря Google Maps в нов таб, използвайки координатите на избрания резултат.</text:p>
      <text:p text:style-name="Нормален">3.4 Клавиатурна навигация и UX<text:line-break/>Реализирани са основни UX подобрения:</text:p>
      <text:list text:style-name="LFO5" text:continue-numbering="true">
        <text:list-item>
          <text:p text:style-name="P11">навигация със стрелки ↑/↓ през подсказки и резултати;</text:p>
        </text:list-item>
        <text:list-item>
          <text:p text:style-name="P12">Enter за избор на подсказка и/или отваряне на активен резултат в Maps;</text:p>
        </text:list-item>
        <text:list-item>
          <text:p text:style-name="P13">Esc за затваряне на подсказките;</text:p>
        </text:list-item>
        <text:list-item>
          <text:p text:style-name="P14">визуално маркиране на активен елемент в списъците;</text:p>
        </text:list-item>
        <text:list-item>
          <text:p text:style-name="P15">статус съобщения (“Въведи поне 3 символа”, “Търся подсказки…”, “Търся резултати…”) и loader за по-добра обратна връзка към потребителя.</text:p>
        </text:list-item>
      </text:list>
      <text:list text:style-name="LFO6" text:continue-numbering="true">
        <text:list-item>
          <text:p text:style-name="P16">Използвани услуги и примерни заявки<text:line-break/>Решението използва ArcGIS World Geocoding Service (REST):</text:p>
        </text:list-item>
      </text:list>
      <text:list text:style-name="LFO7" text:continue-numbering="true">
        <text:list-item>
          <text:p text:style-name="P17">Suggest (подсказки):<text:line-break/><text:a xlink:href="https://geocode.arcgis.com/arcgis/rest/services/World/GeocodeServer/suggest" office:target-frame-name="_new" xlink:show="replace"><text:span text:style-name="Хипервръзка">https://geocode.arcgis.com/arcgis/rest/services/World/GeocodeServer/suggest</text:span></text:a></text:p>
        </text:list-item>
        <text:list-item>
          <text:p text:style-name="P18">Find Address Candidates (резултати):<text:line-break/><text:a xlink:href="https://geocode.arcgis.com/arcgis/rest/services/World/GeocodeServer/findAddressCandidates" office:target-frame-name="_new" xlink:show="replace"><text:span text:style-name="Хипервръзка">https://geocode.arcgis.com/arcgis/rest/services/World/GeocodeServer/findAddressCandidates</text:span></text:a></text:p>
        </text:list-item>
      </text:list>
      <text:p text:style-name="Нормален">Ключови параметри в заявките:</text:p>
      <text:list text:style-name="LFO8" text:continue-numbering="true">
        <text:list-item>
          <text:p text:style-name="P19">f=json – формат на отговора;</text:p>
        </text:list-item>
        <text:list-item>
          <text:p text:style-name="P20">countryCode=BGR – ограничаване на резултатите към България;</text:p>
        </text:list-item>
        <text:list-item>
          <text:p text:style-name="P21">magicKey – използва се след избор на подсказка за по-точни резултати;</text:p>
        </text:list-item>
        <text:list-item>
          <text:p text:style-name="P22">outSR=4326 – координати в lon/lat, удобни за Google Maps.</text:p>
        </text:list-item>
      </text:list>
      <text:list text:style-name="LFO9" text:continue-numbering="true">
        <text:list-item>
          <text:p text:style-name="P23">Стартиране и тестване<text:line-break/>5.1 Стартиране<text:line-break/>Препоръчително стартиране чрез VS Code + Live Server:</text:p>
        </text:list-item>
      </text:list>
      <text:list text:style-name="LFO10" text:continue-numbering="true">
        <text:list-item>
          <text:p text:style-name="P24">Отваряне на папката с проекта във Visual Studio Code;</text:p>
        </text:list-item>
        <text:list-item>
          <text:p text:style-name="P25">Стартиране на index.html с “Go Live” / “Open with Live Server”.</text:p>
        </text:list-item>
      </text:list>
      <text:p text:style-name="Нормален">5.2 Тестване<text:line-break/>Примерен тестов сценарий:</text:p>
      <text:list text:style-name="LFO11" text:continue-numbering="true">
        <text:list-item>
          <text:p text:style-name="P26">В полето “Адрес” се въвежда “Sofia” или “Plovdiv”;</text:p>
        </text:list-item>
        <text:list-item>
          <text:p text:style-name="P27">Избира се подсказка от падащия списък;</text:p>
        </text:list-item>
        <text:list-item>
          <text:p text:style-name="P28">Проверява се визуализираният списък с резултати и линка “Отвори в Maps”.</text:p>
        </text:list-item>
      </text:list>
      <text:p text:style-name="Нормале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Заглавие7" style:display-name="Заглавие 7" style:family="paragraph" style:parent-style-name="Нормален" style:next-style-name="Нормален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Заглавие8" style:display-name="Заглавие 8" style:family="paragraph" style:parent-style-name="Нормален" style:next-style-name="Нормален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Заглавие9" style:display-name="Заглавие 9" style:family="paragraph" style:parent-style-name="Нормален" style:next-style-name="Нормален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Нормален" style:display-name="Нормален" style:family="paragraph">
      <style:text-properties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Заглавие2Знак" style:display-name="Заглавие 2 Знак" style:family="text" style:parent-style-name="Шрифтнаабзацапоподразбиране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Заглавие3Знак" style:display-name="Заглавие 3 Знак" style:family="text" style:parent-style-name="Шрифтнаабзацапоподразбиране">
      <style:text-properties style:font-name-asian="Times New Roman" style:font-name-complex="Times New Roman" fo:color="#0F4761" fo:font-size="14pt" style:font-size-asian="14pt" style:font-size-complex="14pt"/>
    </style:style>
    <style:style style:name="Заглавие4Знак" style:display-name="Заглавие 4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0F4761"/>
    </style:style>
    <style:style style:name="Заглавие5Знак" style:display-name="Заглавие 5 Знак" style:family="text" style:parent-style-name="Шрифтнаабзацапоподразбиране">
      <style:text-properties style:font-name-asian="Times New Roman" style:font-name-complex="Times New Roman" fo:color="#0F4761"/>
    </style:style>
    <style:style style:name="Заглавие6Знак" style:display-name="Заглавие 6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595959"/>
    </style:style>
    <style:style style:name="Заглавие7Знак" style:display-name="Заглавие 7 Знак" style:family="text" style:parent-style-name="Шрифтнаабзацапоподразбиране">
      <style:text-properties style:font-name-asian="Times New Roman" style:font-name-complex="Times New Roman" fo:color="#595959"/>
    </style:style>
    <style:style style:name="Заглавие8Знак" style:display-name="Заглавие 8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272727"/>
    </style:style>
    <style:style style:name="Заглавие9Знак" style:display-name="Заглавие 9 Знак" style:family="text" style:parent-style-name="Шрифтнаабзацапоподразбиране">
      <style:text-properties style:font-name-asian="Times New Roman" style:font-name-complex="Times New Roman" fo:color="#272727"/>
    </style:style>
    <style:style style:name="Заглавие" style:display-name="Заглавие" style:family="paragraph" style:parent-style-name="Нормален" style:next-style-name="Нормален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лавиеЗнак" style:display-name="Заглавие Знак" style:family="text" style:parent-style-name="Шрифтнаабзацапоподразбиране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лавие" style:display-name="Подзаглавие" style:family="paragraph" style:parent-style-name="Нормален" style:next-style-name="Нормален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ПодзаглавиеЗнак" style:display-name="Подзаглавие Знак" style:family="text" style:parent-style-name="Шрифтнаабзацапоподразбиране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" style:display-name="Цитат" style:family="paragraph" style:parent-style-name="Нормален" style:next-style-name="Нормален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Знак" style:display-name="Цитат Знак" style:family="text" style:parent-style-name="Шрифтнаабзацапоподразбиране">
      <style:text-properties fo:font-style="italic" style:font-style-asian="italic" style:font-style-complex="italic" fo:color="#404040"/>
    </style:style>
    <style:style style:name="Списъкнаабзаци" style:display-name="Списък на абзаци" style:family="paragraph" style:parent-style-name="Нормален">
      <style:paragraph-properties style:contextual-spacing="true" fo:margin-left="0.5in">
        <style:tab-stops/>
      </style:paragraph-properties>
      <style:text-properties fo:hyphenate="false"/>
    </style:style>
    <style:style style:name="Интензивноакцентиран" style:display-name="Интензивно акцентиран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оцитиране" style:display-name="Интензивно цитиране" style:family="paragraph" style:parent-style-name="Нормален" style:next-style-name="Нормален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ИнтензивноцитиранеЗнак" style:display-name="Интензивно цитиране Знак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апрепратка" style:display-name="Интензивна препратка" style:family="text" style:parent-style-name="Шрифтнаабзацапоподразбиране">
      <style:text-properties fo:font-weight="bold" style:font-weight-asian="bold" style:font-weight-complex="bold" fo:font-variant="small-caps" fo:color="#0F4761" fo:letter-spacing="0.0034in"/>
    </style:style>
    <style:style style:name="Хипервръзка" style:display-name="Хипервръзка" style:family="text" style:parent-style-name="Шрифтнаабзацапоподразбиране">
      <style:text-properties fo:color="#467886" style:text-underline-type="single" style:text-underline-style="solid" style:text-underline-width="auto" style:text-underline-mode="continuous"/>
    </style:style>
    <style:style style:name="Неразрешеноспоменаване" style:display-name="Неразрешено споменаване" style:family="text" style:parent-style-name="Шрифтнаабзацапоподразбиране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list-format-name="NLF0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na Chamova</meta:initial-creator>
    <dc:creator>Elena Chamova</dc:creator>
    <meta:creation-date>2026-01-22T14:02:00Z</meta:creation-date>
    <dc:date>2026-01-22T14:06:00Z</dc:date>
    <meta:template xlink:href="Normal.dotm" xlink:type="simple"/>
    <meta:editing-cycles>1</meta:editing-cycles>
    <meta:editing-duration>PT240S</meta:editing-duration>
    <meta:document-statistic meta:page-count="2" meta:paragraph-count="6" meta:word-count="518" meta:character-count="3465" meta:row-count="24" meta:non-whitespace-character-count="2953"/>
  </office:meta>
</office:document-meta>
</file>